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MacrosHelper.pushWid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JXMacrosHelper( XMLConsumer consumer , Request request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getForm( Form form ,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otBufferingPipe.startElement( String uri , String loc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XMacrosHelper.isSelectedCase( Widget unionWidget , String cas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generateRepeaterSize( Widget widge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ushWidget( String path , boolean unuse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JXMacrosHelper.startBuRepla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MacrosHelper.createHelper( XMLConsumer consumer , Request request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opWid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MacrosHelper.getWidget( Widget currentWidge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generateStyling( ContentHandler handler , Map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XMacrosHelper.generateWidget( Widget widget , Map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MacrosHelper.getRepeater( Widget currentWidget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flushRootAnd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pushContain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endBuRepla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isModified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isVisible( Widge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XMacrosHelper.isValidationErr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getClassBody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defineClassBody( Form form , String id ,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peek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createWal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BufferingPipe.RootBufferingPipe( XMLConsum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BufferingPipe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generateRepeaterWidgetLabel( Widget widget , String id , String widg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BufferingPipe.flush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flush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ushRepeater( String path , boolean ajaxAwa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MacrosHelper.generateWidgetLabel( Widget widget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MacrosHelper.generate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en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MacrosHelper.startForm( Form form , Map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ootBufferingPipe.RootBufferingPipe( XMLConsumer next , Map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generateStyling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